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style:text-underline-style="solid" style:text-underline-width="auto" style:text-underline-color="font-color" fo:font-weight="bold"/>
    </style:style>
    <style:style style:name="T6" style:family="text">
      <style:text-properties style:font-name="Verdana1" fo:font-size="12pt"/>
    </style:style>
    <style:style style:name="T7" style:family="text">
      <style:text-properties style:font-name="Comic Sans MS" fo:font-size="14pt"/>
    </style:style>
    <style:style style:name="T8" style:family="text">
      <style:text-properties style:font-name="Comic Sans MS" fo:font-size="10pt"/>
    </style:style>
    <style:style style:name="T9" style:family="text">
      <style:text-properties fo:color="#800000" style:font-name="Verdana1"/>
    </style:style>
    <style:style style:name="T10" style:family="text">
      <style:text-properties fo:color="#800000" style:font-name="Verdana1" fo:font-size="14pt" fo:font-weight="bold"/>
    </style:style>
    <style:style style:name="T11" style:family="text">
      <style:text-properties fo:color="#800000" style:font-name="Verdana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Chicken n’ Noodles <text:line-break/></text:span><text:span text:style-name="T2"><text:line-break/>This is an easy, simple dish to prepare. I like to make this when I have been cooking a quantity of chicken. Here are my basic directions and you can adjust amounts to fit your situation. <text:line-break/><text:line-break/><text:line-break/>I use about 6 to 8 cups of chicken broth, usually broth that is from the boiling of several chickens (to be used in other meals), into a cooking pot and sit it on the stove. I bring the broth on the stove to a boil and add some chicken broth seasoning powder and about 3 to 4 cups of whole wheat macaroni noodles. I let this boil about 10 minutes and I then add about 3 to 4 cups of chopped cooked chicken. This is thicker than soup so that is why I call it “Chicken and Noodles”. My family enjoys this meal along with a large tossed green salad and slices of home baked brea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13:03.35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56" meta:character-count="790"/>
  </office:meta>
</office:document-meta>
</file>